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MingLiU" svg:font-family="PMingLiU" style:font-family-generic="roman" style:font-pitch="variable" svg:panose-1="2 1 6 1 0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666in" fo:line-height="100%"/>
      <style:text-properties style:font-name="Arial" style:font-name-complex="Arial" fo:font-weight="bold" style:font-weight-asian="bold" style:font-weight-complex="bold" fo:color="#4F213A" fo:font-size="22pt" style:font-size-asian="22pt" style:font-size-complex="22pt"/>
    </style:style>
    <style:style style:name="P2" style:parent-style-name="Normal" style:family="paragraph">
      <style:paragraph-properties fo:margin-bottom="0.1666in" fo:line-height="100%"/>
    </style:style>
    <style:style style:name="T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 style:parent-style-name="DefaultParagraphFont" style:family="text">
      <style:text-properties style:font-name="Arial" style:font-name-complex="Arial" fo:font-size="12pt" style:font-size-asian="12pt" style:font-size-complex="12pt"/>
    </style:style>
    <style:style style:name="T5" style:parent-style-name="DefaultParagraphFont" style:family="text">
      <style:text-properties style:font-name="Arial" style:font-name-complex="Arial"/>
    </style:style>
    <style:style style:name="T6" style:parent-style-name="DefaultParagraphFont" style:family="text">
      <style:text-properties style:font-name="Arial" style:font-name-complex="Arial" fo:font-size="12pt" style:font-size-asian="12pt" style:font-size-complex="12pt"/>
    </style:style>
    <style:style style:name="T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P9" style:parent-style-name="Normal" style:family="paragraph">
      <style:paragraph-properties fo:margin-bottom="0.1666in" fo:line-height="100%"/>
    </style:style>
    <style:style style:name="T1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P14" style:parent-style-name="Normal" style:family="paragraph">
      <style:paragraph-properties style:text-autospace="none" fo:margin-bottom="0.1666in" fo:line-height="100%">
        <style:tab-stops>
          <style:tab-stop style:type="left" style:position="0.3937in"/>
        </style:tab-stops>
      </style:paragraph-properties>
    </style:style>
    <style:style style:name="T15" style:parent-style-name="DefaultParagraphFont" style:family="text">
      <style:text-properties style:font-name="Arial" style:font-name-asian="Times New Roman" style:font-name-complex="Arial" fo:font-weight="bold" style:font-weight-asian="bold" fo:color="#4F213A" style:letter-kerning="true" fo:font-size="14pt" style:font-size-asian="14pt" style:font-size-complex="14pt" style:language-asian="en" style:country-asian="GB"/>
    </style:style>
    <style:style style:name="T16" style:parent-style-name="DefaultParagraphFont" style:family="text">
      <style:text-properties fo:color="#4F213A"/>
    </style:style>
    <style:style style:name="P17" style:parent-style-name="Default" style:family="paragraph">
      <style:paragraph-properties fo:margin-bottom="0.1666in">
        <style:tab-stops>
          <style:tab-stop style:type="left" style:position="0.5in"/>
        </style:tab-stops>
      </style:paragraph-properties>
      <style:text-properties fo:font-weight="bold" style:font-weight-asian="bold" style:font-weight-complex="bold" fo:color="#4F213A" fo:font-size="14pt" style:font-size-asian="14pt" style:font-size-complex="14pt"/>
    </style:style>
    <style:style style:name="P18" style:parent-style-name="Default" style:family="paragraph">
      <style:paragraph-properties fo:margin-bottom="0.1666in">
        <style:tab-stops>
          <style:tab-stop style:type="left" style:position="0.3937in"/>
        </style:tab-stops>
      </style:paragraph-properties>
    </style:style>
    <style:style style:name="T19" style:parent-style-name="DefaultParagraphFont" style:family="text">
      <style:text-properties fo:font-size="14pt" style:font-size-asian="14pt" style:font-size-complex="14pt"/>
    </style:style>
    <style:style style:name="TableColumn21" style:family="table-column">
      <style:table-column-properties style:column-width="0.7819in"/>
    </style:style>
    <style:style style:name="TableColumn22" style:family="table-column">
      <style:table-column-properties style:column-width="0.7555in"/>
    </style:style>
    <style:style style:name="TableColumn23" style:family="table-column">
      <style:table-column-properties style:column-width="3.6659in"/>
    </style:style>
    <style:style style:name="TableColumn24" style:family="table-column">
      <style:table-column-properties style:column-width="1.0576in"/>
    </style:style>
    <style:style style:name="Table20" style:family="table">
      <style:table-properties style:width="6.2611in" style:rel-width="100%" fo:margin-left="0in" table:align="center"/>
    </style:style>
    <style:style style:name="TableRow25" style:family="table-row">
      <style:table-row-properties/>
    </style:style>
    <style:style style:name="TableCell26" style:family="table-cell">
      <style:table-cell-properties fo:border="0.0069in solid #000000" fo:background-color="#D9D9D9" style:writing-mode="lr-tb" fo:padding-top="0in" fo:padding-left="0.075in" fo:padding-bottom="0in" fo:padding-right="0.075in"/>
    </style:style>
    <style:style style:name="P27"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style:style>
    <style:style style:name="P28" style:parent-style-name="Default" style:family="paragraph">
      <style:paragraph-properties>
        <style:tab-stops>
          <style:tab-stop style:type="left" style:position="0.5in"/>
        </style:tab-stops>
      </style:paragraph-properties>
    </style:style>
    <style:style style:name="T29" style:parent-style-name="DefaultParagraphFont" style:family="text">
      <style:text-properties fo:font-weight="bold" style:font-weight-asian="bold" style:font-weight-complex="bold" style:use-window-font-color="true"/>
    </style:style>
    <style:style style:name="TableCell30" style:family="table-cell">
      <style:table-cell-properties fo:border="0.0069in solid #000000" fo:background-color="#D9D9D9" style:writing-mode="lr-tb" fo:padding-top="0in" fo:padding-left="0.075in" fo:padding-bottom="0in" fo:padding-right="0.075in"/>
    </style:style>
    <style:style style:name="P31"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style:style>
    <style:style style:name="TableCell32" style:family="table-cell">
      <style:table-cell-properties fo:border="0.0069in solid #000000" fo:background-color="#D9D9D9" style:writing-mode="lr-tb" fo:padding-top="0in" fo:padding-left="0.075in" fo:padding-bottom="0in" fo:padding-right="0.075in"/>
    </style:style>
    <style:style style:name="P33"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style:style>
    <style:style style:name="TableCell34" style:family="table-cell">
      <style:table-cell-properties fo:border="0.0069in solid #000000" fo:background-color="#D9D9D9" style:writing-mode="lr-tb" fo:padding-top="0in" fo:padding-left="0.075in" fo:padding-bottom="0in" fo:padding-right="0.075in"/>
    </style:style>
    <style:style style:name="P35"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Default" style:family="paragraph">
      <style:paragraph-properties>
        <style:tab-stops>
          <style:tab-stop style:type="left" style:position="0.5in"/>
        </style:tab-stops>
      </style:paragraph-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Default" style:family="paragraph">
      <style:paragraph-properties>
        <style:tab-stops>
          <style:tab-stop style:type="left" style:position="0.5in"/>
        </style:tab-stops>
      </style:paragraph-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Default" style:family="paragraph">
      <style:paragraph-properties>
        <style:tab-stops>
          <style:tab-stop style:type="left" style:position="0.5in"/>
        </style:tab-stops>
      </style:paragraph-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Default" style:family="paragraph">
      <style:paragraph-properties>
        <style:tab-stops>
          <style:tab-stop style:type="left" style:position="0.5in"/>
        </style:tab-stops>
      </style:paragraph-properties>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Default" style:family="paragraph">
      <style:paragraph-properties>
        <style:tab-stops>
          <style:tab-stop style:type="left" style:position="0.5in"/>
        </style:tab-stops>
      </style:paragraph-properties>
      <style:text-properties fo:color="#FF0000"/>
    </style:style>
    <style:style style:name="TableCell48" style:family="table-cell">
      <style:table-cell-properties fo:border="0.0069in solid #000000" style:writing-mode="lr-tb" fo:padding-top="0in" fo:padding-left="0.075in" fo:padding-bottom="0in" fo:padding-right="0.075in"/>
    </style:style>
    <style:style style:name="P49" style:parent-style-name="Default" style:family="paragraph">
      <style:paragraph-properties>
        <style:tab-stops>
          <style:tab-stop style:type="left" style:position="0.5in"/>
        </style:tab-stops>
      </style:paragraph-properties>
      <style:text-properties fo:color="#FF0000"/>
    </style:style>
    <style:style style:name="TableCell50" style:family="table-cell">
      <style:table-cell-properties fo:border="0.0069in solid #000000" style:writing-mode="lr-tb" fo:padding-top="0in" fo:padding-left="0.075in" fo:padding-bottom="0in" fo:padding-right="0.075in"/>
    </style:style>
    <style:style style:name="P51" style:parent-style-name="Default" style:family="paragraph">
      <style:paragraph-properties>
        <style:tab-stops>
          <style:tab-stop style:type="left" style:position="0.5in"/>
        </style:tab-stops>
      </style:paragraph-properties>
      <style:text-properties fo:color="#FF0000"/>
    </style:style>
    <style:style style:name="TableCell52" style:family="table-cell">
      <style:table-cell-properties fo:border="0.0069in solid #000000" style:writing-mode="lr-tb" fo:padding-top="0in" fo:padding-left="0.075in" fo:padding-bottom="0in" fo:padding-right="0.075in"/>
    </style:style>
    <style:style style:name="P53" style:parent-style-name="Default" style:family="paragraph">
      <style:paragraph-properties>
        <style:tab-stops>
          <style:tab-stop style:type="left" style:position="0.5in"/>
        </style:tab-stops>
      </style:paragraph-properties>
      <style:text-properties fo:color="#FF00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fo:font-size="14pt" style:font-size-asian="14pt" style:font-size-complex="14pt"/>
    </style:style>
    <style:style style:name="TableCell57" style:family="table-cell">
      <style:table-cell-properties fo:border="0.0069in solid #000000" style:writing-mode="lr-tb" fo:padding-top="0in" fo:padding-left="0.075in" fo:padding-bottom="0in" fo:padding-right="0.075in"/>
    </style:style>
    <style:style style:name="P58"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fo:font-size="14pt" style:font-size-asian="14pt" style:font-size-complex="14pt"/>
    </style:style>
    <style:style style:name="TableCell59" style:family="table-cell">
      <style:table-cell-properties fo:border="0.0069in solid #000000" style:writing-mode="lr-tb" fo:padding-top="0in" fo:padding-left="0.075in" fo:padding-bottom="0in" fo:padding-right="0.075in"/>
    </style:style>
    <style:style style:name="P60"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fo:font-size="14pt" style:font-size-asian="14pt" style:font-size-complex="14pt"/>
    </style:style>
    <style:style style:name="TableCell61" style:family="table-cell">
      <style:table-cell-properties fo:border="0.0069in solid #000000" style:writing-mode="lr-tb" fo:padding-top="0in" fo:padding-left="0.075in" fo:padding-bottom="0in" fo:padding-right="0.075in"/>
    </style:style>
    <style:style style:name="P62" style:parent-style-name="Default" style:family="paragraph">
      <style:paragraph-properties>
        <style:tab-stops>
          <style:tab-stop style:type="left" style:position="0.5in"/>
        </style:tab-stops>
      </style:paragraph-properties>
      <style:text-properties fo:font-weight="bold" style:font-weight-asian="bold" style:font-weight-complex="bold" style:use-window-font-color="true" fo:font-size="14pt" style:font-size-asian="14pt" style:font-size-complex="14pt"/>
    </style:style>
    <style:style style:name="P63" style:parent-style-name="Default" style:family="paragraph">
      <style:paragraph-properties>
        <style:tab-stops>
          <style:tab-stop style:type="left" style:position="0.3937in"/>
        </style:tab-stops>
      </style:paragraph-properties>
    </style:style>
    <style:style style:name="P64" style:parent-style-name="Default" style:family="paragraph">
      <style:paragraph-properties>
        <style:tab-stops>
          <style:tab-stop style:type="left" style:position="0.3937in"/>
        </style:tab-stops>
      </style:paragraph-properties>
    </style:style>
    <style:style style:name="P65" style:parent-style-name="Normal" style:family="paragraph">
      <style:paragraph-properties fo:margin-bottom="0.1666in" fo:line-height="100%"/>
      <style:text-properties style:font-name="Arial" style:font-name-complex="Arial" fo:font-weight="bold" style:font-weight-asian="bold" style:font-weight-complex="bold" fo:color="#4F213A" fo:font-size="18pt" style:font-size-asian="18pt" style:font-size-complex="18pt"/>
    </style:style>
    <style:style style:name="P66" style:parent-style-name="Normal" style:family="paragraph">
      <style:paragraph-properties fo:margin-bottom="0.1666in" fo:line-height="100%"/>
      <style:text-properties style:font-name="Arial" style:font-name-complex="Arial" fo:font-weight="bold" style:font-weight-asian="bold" style:font-weight-complex="bold" fo:color="#4F213A" fo:font-size="14pt" style:font-size-asian="14pt" style:font-size-complex="14pt"/>
    </style:style>
    <style:style style:name="P67"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68"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69"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70"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71"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72"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73"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74"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75" style:parent-style-name="Normal" style:family="paragraph">
      <style:paragraph-properties fo:margin-bottom="0.1666in" fo:line-height="100%"/>
      <style:text-properties style:font-name="Arial" style:font-name-complex="Arial" fo:font-weight="bold" style:font-weight-asian="bold" style:font-weight-complex="bold" fo:color="#4F213A" fo:font-size="14pt" style:font-size-asian="14pt" style:font-size-complex="14pt"/>
    </style:style>
    <style:style style:name="P76"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77"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78"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79"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80"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81" style:parent-style-name="Normal" style:family="paragraph">
      <style:paragraph-properties fo:margin-bottom="0.1666in" fo:line-height="100%"/>
      <style:text-properties style:font-name="Arial" style:font-name-complex="Arial" fo:font-weight="bold" style:font-weight-asian="bold" style:font-weight-complex="bold" fo:color="#4F213A" fo:font-size="14pt" style:font-size-asian="14pt" style:font-size-complex="14pt"/>
    </style:style>
    <style:style style:name="P82"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83"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84"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85" style:parent-style-name="Normal" style:family="paragraph">
      <style:paragraph-properties fo:margin-bottom="0.1666in" fo:line-height="100%"/>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86" style:parent-style-name="Normal" style:family="paragraph">
      <style:paragraph-properties fo:margin-bottom="0.1666in" fo:line-height="100%"/>
      <style:text-properties style:font-name="Arial" style:font-name-asian="Times New Roman" style:font-name-complex="Arial" fo:font-weight="bold" style:font-weight-asian="bold" style:letter-kerning="true" fo:font-size="12pt" style:font-size-asian="12pt" style:font-size-complex="12pt" style:language-asian="en" style:country-asian="GB"/>
    </style:style>
    <style:style style:name="P87" style:parent-style-name="Normal" style:family="paragraph">
      <style:paragraph-properties fo:margin-bottom="0.1666in" fo:line-height="100%"/>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88"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89"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0"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1"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2"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3"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4"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5"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6"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7"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8"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99"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00" style:parent-style-name="Normal" style:family="paragraph">
      <style:paragraph-properties fo:margin-bottom="0.1666in" fo:line-height="100%"/>
      <style:text-properties style:font-name="Arial" style:font-name-asian="Times New Roman" style:font-name-complex="Arial" fo:font-weight="bold" style:font-weight-asian="bold" style:letter-kerning="true" fo:font-size="12pt" style:font-size-asian="12pt" style:font-size-complex="12pt" style:language-asian="en" style:country-asian="GB"/>
    </style:style>
    <style:style style:name="P101"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02" style:parent-style-name="Normal" style:family="paragraph">
      <style:paragraph-properties fo:margin-bottom="0.1666in" fo:line-height="100%"/>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03"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04"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05"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06"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07"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08"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09"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10" style:parent-style-name="Normal" style:family="paragraph">
      <style:paragraph-properties fo:margin-bottom="0.1666in" fo:line-height="100%"/>
      <style:text-properties style:font-name="Arial" style:font-name-complex="Arial" fo:font-weight="bold" style:font-weight-asian="bold" style:font-weight-complex="bold" fo:color="#4F213A" fo:font-size="14pt" style:font-size-asian="14pt" style:font-size-complex="14pt"/>
    </style:style>
    <style:style style:name="P111" style:parent-style-name="Normal" style:family="paragraph">
      <style:paragraph-properties fo:margin-bottom="0.1666in" fo:line-height="100%">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12"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13" style:parent-style-name="Normal" style:family="paragraph">
      <style:paragraph-properties fo:margin-bottom="0.1666in" fo:line-height="100%" fo:margin-left="0.7875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14" style:parent-style-name="Normal" style:family="paragraph">
      <style:paragraph-properties fo:margin-bottom="0.1666in" fo:line-height="100%" fo:margin-left="0.7875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15" style:parent-style-name="Normal" style:family="paragraph">
      <style:paragraph-properties fo:margin-bottom="0.1666in" fo:line-height="100%" fo:margin-left="0.3937in">
        <style:tab-stops>
          <style:tab-stop style:type="left" style:position="0.3937in"/>
        </style:tab-stops>
      </style:paragraph-properties>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16" style:parent-style-name="Normal" style:family="paragraph">
      <style:paragraph-properties fo:margin-bottom="0.1666in" fo:line-height="100%" fo:margin-left="0.7875in">
        <style:tab-stops>
          <style:tab-stop style:type="left" style:position="0.3937in"/>
        </style:tab-stops>
      </style:paragraph-properties>
    </style:style>
    <style:style style:name="T117" style:parent-style-name="DefaultParagraphFont" style:family="text">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T118" style:parent-style-name="DefaultParagraphFont" style:family="text">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T119" style:parent-style-name="Hyperlink" style:family="text">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T120" style:parent-style-name="DefaultParagraphFont" style:family="text">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21" style:parent-style-name="Normal" style:family="paragraph">
      <style:paragraph-properties fo:margin-bottom="0.1666in" fo:line-height="100%" fo:margin-left="0.7875in">
        <style:tab-stops>
          <style:tab-stop style:type="left" style:position="0.3937in"/>
        </style:tab-stops>
      </style:paragraph-properties>
    </style:style>
    <style:style style:name="T122" style:parent-style-name="DefaultParagraphFont" style:family="text">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T123" style:parent-style-name="DefaultParagraphFont" style:family="text">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T124" style:parent-style-name="Hyperlink" style:family="text">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T125" style:parent-style-name="DefaultParagraphFont" style:family="text">
      <style:text-properties style:font-name="Arial" style:font-name-asian="Times New Roman" style:font-name-complex="Arial" style:font-weight-complex="bold" style:letter-kerning="true" fo:font-size="12pt" style:font-size-asian="12pt" style:font-size-complex="12pt" style:language-asian="en" style:country-asian="GB"/>
    </style:style>
    <style:style style:name="P126" style:parent-style-name="Normal" style:family="paragraph">
      <style:text-properties style:font-name="Arial" style:font-name-complex="Arial" fo:font-weight="bold" style:font-weight-asian="bold" style:font-weight-complex="bold" fo:color="#4F213A" fo:font-size="18pt" style:font-size-asian="18pt" style:font-size-complex="18pt"/>
    </style:style>
    <style:style style:name="P127" style:parent-style-name="Normal" style:family="paragraph">
      <style:paragraph-properties fo:margin-bottom="0.1666in" fo:line-height="100%"/>
    </style:style>
    <style:style style:name="T128" style:parent-style-name="DefaultParagraphFont" style:family="text">
      <style:text-properties style:font-name="Arial" style:font-name-complex="Arial" fo:font-size="12pt" style:font-size-asian="12pt" style:font-size-complex="12pt" style:language-asian="en" style:country-asian="GB"/>
    </style:style>
    <style:style style:name="T129"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130" style:parent-style-name="DefaultParagraphFont" style:family="text">
      <style:text-properties style:font-name="Arial" style:font-name-complex="Arial" fo:font-size="12pt" style:font-size-asian="12pt" style:font-size-complex="12pt" style:language-asian="en" style:country-asian="GB"/>
    </style:style>
    <style:style style:name="P131" style:parent-style-name="Normal" style:family="paragraph">
      <style:paragraph-properties fo:margin-bottom="0.1666in">
        <style:tab-stops>
          <style:tab-stop style:type="left" style:position="0.3937in"/>
        </style:tab-stops>
      </style:paragraph-properties>
      <style:text-properties style:font-name="Arial" style:font-name-complex="Arial" fo:font-weight="bold" style:font-weight-asian="bold" fo:color="#4E2A3C" fo:font-size="14pt" style:font-size-asian="14pt" style:font-size-complex="14pt"/>
    </style:style>
    <style:style style:name="P132" style:parent-style-name="Normal" style:family="paragraph">
      <style:paragraph-properties fo:margin-bottom="0.0833in">
        <style:tab-stops>
          <style:tab-stop style:type="left" style:position="0.3937in"/>
        </style:tab-stops>
      </style:paragraph-properties>
      <style:text-properties style:font-name="Arial" style:font-name-complex="Arial" fo:font-size="12pt" style:font-size-asian="12pt" style:font-size-complex="12pt"/>
    </style:style>
    <style:style style:name="TableColumn134" style:family="table-column">
      <style:table-column-properties style:column-width="3.0319in"/>
    </style:style>
    <style:style style:name="TableColumn135" style:family="table-column">
      <style:table-column-properties style:column-width="3.9576in"/>
    </style:style>
    <style:style style:name="Table133" style:family="table">
      <style:table-properties style:width="6.9895in" fo:margin-left="-0.3972in" table:align="left"/>
    </style:style>
    <style:style style:name="TableRow136" style:family="table-row">
      <style:table-row-properties/>
    </style:style>
    <style:style style:name="TableCell137" style:family="table-cell">
      <style:table-cell-properties fo:border="0.0069in solid #000000" fo:background-color="#D9D9D9" style:writing-mode="lr-tb" fo:padding-top="0in" fo:padding-left="0.075in" fo:padding-bottom="0in" fo:padding-right="0.075in"/>
    </style:style>
    <style:style style:name="P138" style:parent-style-name="Normal" style:family="paragraph">
      <style:paragraph-properties fo:text-align="center"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139" style:family="table-cell">
      <style:table-cell-properties fo:border="0.0069in solid #000000" fo:background-color="#D9D9D9" style:writing-mode="lr-tb" fo:padding-top="0in" fo:padding-left="0.075in" fo:padding-bottom="0in" fo:padding-right="0.075in"/>
    </style:style>
    <style:style style:name="P140" style:parent-style-name="Normal" style:family="paragraph">
      <style:paragraph-properties fo:text-align="center"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46"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52"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53"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59"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60"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61"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67"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73"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74"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80"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81"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82"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83"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89"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90"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91"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92"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98"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199"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200"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201"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210"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style:text-autospace="none" fo:margin-top="0.0277in" fo:margin-bottom="0.0277in" fo:line-height="100%"/>
      <style:text-properties style:font-name="Arial" style:font-name-asian="PMingLiU" style:font-name-complex="Arial" fo:font-size="12pt" style:font-size-asian="12pt" style:font-size-complex="12pt"/>
    </style:style>
    <style:style style:name="P218"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style:tab-stops>
          <style:tab-stop style:type="left" style:position="0.3937in"/>
          <style:tab-stop style:type="center" style:position="1.2423in"/>
        </style:tab-stops>
      </style:paragraph-properties>
      <style:text-properties style:font-name="Arial" style:font-name-asian="PMingLiU" style:font-name-complex="Arial"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style:tab-stops>
          <style:tab-stop style:type="left" style:position="0.3937in"/>
        </style:tab-stops>
      </style:paragraph-properties>
      <style:text-properties style:font-name="Arial" style:font-name-asian="PMingLiU" style:font-name-complex="Arial" fo:font-size="12pt" style:font-size-asian="12pt" style:font-size-complex="12pt"/>
    </style:style>
    <style:style style:name="P234" style:parent-style-name="List1" style:family="paragraph">
      <style:paragraph-properties fo:margin-bottom="0in">
        <style:tab-stops>
          <style:tab-stop style:type="left" style:position="0.3937in"/>
        </style:tab-stops>
      </style:paragraph-properties>
      <style:text-properties fo:font-size="12pt" style:font-size-asian="12pt" style:font-size-complex="12pt"/>
    </style:style>
    <style:style style:name="P235" style:parent-style-name="Normal" style:family="paragraph">
      <style:text-properties style:font-name="Arial" style:font-name-complex="Arial" fo:color="#4F213A" fo:font-size="12pt" style:font-size-asian="12pt" style:font-size-complex="12pt"/>
    </style:style>
  </office:automatic-styles>
  <office:body>
    <office:text text:use-soft-page-breaks="true">
      <text:p text:style-name="P1">Leaflet 11 Retention of Environmental Protection Records <text:s/></text:p>
      <text:p text:style-name="P2"><text:span text:style-name="T3">Part 1: Directive</text:span><text:span text:style-name="T4">.</text:span><text:span text:style-name="T5"><text:s/></text:span><text:span text:style-name="T6">This part provides the direction that<text:s/></text:span><text:span text:style-name="T7">must</text:span><text:span text:style-name="T8"><text:s/>be followed in accordance with statute or policy mandated by Defence or on Defence by central Government.</text:span></text:p>
      <text:p text:style-name="P9"><text:span text:style-name="T10">Part 2: Guidance</text:span><text:span text:style-name="T11">. This part provides the guidance and best practice that<text:s/></text:span><text:span text:style-name="T12">should</text:span><text:span text:style-name="T13"><text:s/>be followed and will help you to keep to this policy.</text:span></text:p>
      <text:h text:style-name="P14" text:outline-level="1"><text:span text:style-name="T15">Contents</text:span><text:span text:style-name="T16"><text:s/></text:span></text:h>
      <text:p text:style-name="P17">Amendment Record<text:s/></text:p>
      <text:p text:style-name="P18">Amendments<text:span text:style-name="T19"><text:s/></text:span>will be staffed by D-LUCC&amp;S together with the leading areas, relevant subject matter experts and key stakeholders.</text:p>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Version <text:s/></text:p>
            <text:p text:style-name="P28"><text:span text:style-name="T29">No</text:span></text:p>
          </table:table-cell>
          <table:table-cell table:style-name="TableCell30">
            <text:p text:style-name="P31">Date<text:s/></text:p>
          </table:table-cell>
          <table:table-cell table:style-name="TableCell32">
            <text:p text:style-name="P33">Text Affected<text:s/></text:p>
          </table:table-cell>
          <table:table-cell table:style-name="TableCell34">
            <text:p text:style-name="P35">Authority<text:s/></text:p>
          </table:table-cell>
        </table:table-row>
        <table:table-row table:style-name="TableRow36">
          <table:table-cell table:style-name="TableCell37">
            <text:p text:style-name="P38">1</text:p>
          </table:table-cell>
          <table:table-cell table:style-name="TableCell39">
            <text:p text:style-name="P40">June 2023</text:p>
          </table:table-cell>
          <table:table-cell table:style-name="TableCell41">
            <text:p text:style-name="P42">Publication</text:p>
          </table:table-cell>
          <table:table-cell table:style-name="TableCell43">
            <text:p text:style-name="P44">D LUCC&amp;S</text:p>
          </table:table-cell>
        </table:table-row>
        <table:table-row table:style-name="TableRow45">
          <table:table-cell table:style-name="TableCell46">
            <text:p text:style-name="P47"/>
          </table:table-cell>
          <table:table-cell table:style-name="TableCell48">
            <text:p text:style-name="P49"/>
          </table:table-cell>
          <table:table-cell table:style-name="TableCell50">
            <text:p text:style-name="P51"/>
          </table:table-cell>
          <table:table-cell table:style-name="TableCell52">
            <text:p text:style-name="P53"/>
          </table:table-cell>
        </table:table-row>
        <table:table-row table:style-name="TableRow54">
          <table:table-cell table:style-name="TableCell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
      <text:p text:style-name="P63"/>
      <text:p text:style-name="P64"/>
      <text:p text:style-name="P65">Part 1: Directive</text:p>
      <text:p text:style-name="P66">Introduction</text:p>
      <text:p text:style-name="P67">1.<text:tab/>This leaflet sets out the procedures and guidance for the management and retention of Environmental protection records in Defence.<text:s/></text:p>
      <text:p text:style-name="P68">2.<text:tab/>Environmental protection records are required to fulfil some Statutory obligations but may also be required to demonstrate that the duty of care to protect and enhance the Environment has been fulfilled by providing evidence on the steps taken to mitigate negative environmental impacts.</text:p>
      <text:p text:style-name="P69">3.<text:tab/>JSP 441 provides guidance on how long to keep records, sets out the Defence Record Management Policy and defines the following areas:</text:p>
      <text:p text:style-name="P70">a.<text:tab/>MOD legal obligations under the Public Records Acts;</text:p>
      <text:p text:style-name="P71">b.<text:tab/>MOD policy for the retention of records;</text:p>
      <text:p text:style-name="P72">c.<text:tab/>how the task of managing the records produced are co-ordinated, and it identifies the role and responsibilities of branches; and</text:p>
      <text:soft-page-break/>
      <text:p text:style-name="P73">d.<text:tab/>identifies effective methods of storing information in a coherent manner and of reviewing and disposing of information in an efficient and cost-effective way.</text:p>
      <text:p text:style-name="P74">4.<text:tab/>The Data Protection Act (DPA) also requires that personal information is retained for an appropriate period of time.</text:p>
      <text:p text:style-name="P75">Roles and Responsibilities<text:s/></text:p>
      <text:p text:style-name="P76">5.<text:tab/>There is no generic answer as to who has overall responsibility for determining whether to retain or dispose of specific environmental protection related documents, but Defence Organisations are responsible for ensuring the effective and efficient operation of records management procedures; including the safe retention of records for as long as they are required, the transfer for long-term storage, and the timely destruction of records no longer required.</text:p>
      <text:p text:style-name="P77">6.<text:tab/>As a general rule, the responsibility to identify the records will rest with the owner of the risk or impact that the record relates to:</text:p>
      <text:p text:style-name="P78">a.<text:tab/>a site environmental risk assessment will be owned by the Commanding Officer / Head of Establishment (CO / HoE); and</text:p>
      <text:p text:style-name="P79">b.<text:tab/>records of a process specific environmental protection risk assessment will be owned by the manager responsible for that process.<text:s/></text:p>
      <text:p text:style-name="P80">7.<text:tab/>All Defence personnel need to keep appropriate records of environmental protection training received and especially those required for specific work-related tasks; use of the Joint Personnel Administration (JPA), MyHR or other approved Human Resources Management Systems is the preferred method. <text:s/></text:p>
      <text:p text:style-name="P81">Record Management<text:s/></text:p>
      <text:p text:style-name="P82">8.<text:tab/>Records of risk assessments, training and other environmental protection documents should be retained, either in paper or electronic format; those kept in an electronic format should be stored with suitable backup systems to safeguard against computer / systems failure. <text:s/></text:p>
      <text:p text:style-name="P83">9.<text:tab/>Some legislation defines very strict requirements for the minimum duration that specific records must be retained (e.g., 2 years for Waste Transfer Notes); conversely, there is no specific legal requirement to retain some other records once they have been replaced or are no longer relevant (e.g., risk assessments where the assessment has been replaced or the activity is no longer performed).<text:s/></text:p>
      <text:p text:style-name="P84">10.<text:tab/>Although there is no specific legal requirement to retain certain records, they should be retained for as long as they are needed and enable Defence to meet its legal and Statutory obligations. It may be required to demonstrate that there is a history of effective environmental management within an establishment or unit, as part of a defence against litigation, or demonstration of compliance. This may entail the permanent retention of records.</text:p>
      <text:p text:style-name="P85"/>
      <text:soft-page-break/>
      <text:p text:style-name="P86">What Should be Retained?</text:p>
      <text:p text:style-name="P87">11.<text:tab/>It is not possible to produce a exhaustive list of records that should be retained; examples of environmental protection records that need to be retained include:</text:p>
      <text:p text:style-name="P88">a.<text:tab/>organisation and arrangements statements, and locally produced environmental protection manuals and plans;</text:p>
      <text:p text:style-name="P89">b.<text:tab/>site and process risk assessments, their reviews and updates or amendments;</text:p>
      <text:p text:style-name="P90">c.<text:tab/>maintenance, examination and testing records;</text:p>
      <text:p text:style-name="P91">d.<text:tab/>environmental exposure monitoring records;</text:p>
      <text:p text:style-name="P92">e.<text:tab/>health surveillance and health monitoring records (if relevant to both Safety and Environmental Protection)</text:p>
      <text:p text:style-name="P93">f.<text:tab/>environmental protection training records;</text:p>
      <text:p text:style-name="P94">g.<text:tab/>environmental inspections, walk arounds, etc;</text:p>
      <text:p text:style-name="P95">h.<text:tab/>environmental incident report forms;</text:p>
      <text:p text:style-name="P96">i.<text:tab/>environmental incident investigations;</text:p>
      <text:p text:style-name="P97">j.<text:tab/>annual reports of performance reviews;</text:p>
      <text:p text:style-name="P98">k.<text:tab/>records of nonconformity, corrective and preventive action.</text:p>
      <text:p text:style-name="P99">12.<text:tab/>There may be other JSPs and Defence publications that require records to be created that relate directly to the environment. The minimum retention period of these records will be whichever is the greater time period between those specified in JSP 418 and those specified within the respective JSP or Defence Publication. The table in Annex A provides a non-exhaustive list of where and how long documents should be retained.<text:s/></text:p>
      <text:p text:style-name="P100">How Long and Where?</text:p>
      <text:p text:style-name="P101">13.<text:tab/>All current Environmental Protection related records should be retained locally within the unit or establishment. When records have been replaced or are no longer valid, they can either be held locally or sent to archive (see JSP 441) and should be retained for a minimum of 3 years unless specified in Annex A. <text:s/>Certain records will cover both Safety and Environmental Protection. Where this is the case the minimum retention period of these records will be whichever is the greater time period between those specified in JSP 418 and JSP375 (if there is any difference in retention period).</text:p>
      <text:p text:style-name="P102"/>
      <text:soft-page-break/>
      <text:p text:style-name="P103">14.<text:tab/>Where there is a Statutory requirement to keep records for a specified period, it is recommended that the latest edition of the relevant legislation is checked and / or local Environmental Protection Advisers are consulted before disposing of other similar records. Examples of legislation with retention stipulations include:</text:p>
      <text:p text:style-name="P104">a.<text:tab/>Control of Substances Hazardous to Health Regulations;</text:p>
      <text:p text:style-name="P105">b.<text:tab/>Reporting of Injuries, Diseases and Dangerous Occurrences Regulations;</text:p>
      <text:p text:style-name="P106">c.<text:tab/>The Waste Electrical and Electronic Equipment Regulations 2006</text:p>
      <text:p text:style-name="P107">d.<text:tab/>The Environmental Permitting (England and Wales) Regulations 2016;</text:p>
      <text:p text:style-name="P108">e.<text:tab/>Control of Asbestos Regulations;</text:p>
      <text:p text:style-name="P109">f.<text:tab/>Environmental Protection Act 1990.</text:p>
      <text:p text:style-name="P110">Related Documents<text:s/></text:p>
      <text:p text:style-name="P111">15.<text:tab/>The following documents should be consulted in conjunction with this chapter:<text:s/></text:p>
      <text:p text:style-name="P112">a.<text:tab/>MOD Publications;</text:p>
      <text:p text:style-name="P113">(1)<text:tab/>JSP 441 - Information, Knowledge, Digital and Data in Defence;</text:p>
      <text:p text:style-name="P114">(2)<text:tab/>JSP 375 Chapter 39 Retention of Records</text:p>
      <text:p text:style-name="P115">b.<text:tab/>Legislation and Guidance;</text:p>
      <text:p text:style-name="P116"><text:span text:style-name="T117">(1)</text:span><text:span text:style-name="T118"><text:tab/></text:span><text:a xlink:href="http://www.legislation.gov.uk/ukpga/2018/12/contents" office:target-frame-name="_top" xlink:show="replace"><text:span text:style-name="T119">The Data Protection Act</text:span></text:a><text:span text:style-name="T120">;</text:span></text:p>
      <text:p text:style-name="P121"><text:span text:style-name="T122">(2)</text:span><text:span text:style-name="T123"><text:tab/></text:span><text:a xlink:href="http://www.legislation.gov.uk/ukpga/1967/44/contents" office:target-frame-name="_top" xlink:show="replace"><text:span text:style-name="T124">Public Records Acts</text:span></text:a><text:span text:style-name="T125">.</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26">Part 2: Guidance</text:p>
      <text:p text:style-name="P127"><text:span text:style-name="T128">This part provides the guidance and best practice that<text:s/></text:span><text:span text:style-name="T129">should<text:s/></text:span><text:span text:style-name="T130">be followed and will help you keep to this policy.</text:span></text:p>
      <text:p text:style-name="P131">Retention of Records Table</text:p>
      <text:p text:style-name="P132">Note: this list is not exhaustive. <text:s/></text:p>
      <table:table table:style-name="Table133">
        <table:table-columns>
          <table:table-column table:style-name="TableColumn134"/>
          <table:table-column table:style-name="TableColumn135"/>
        </table:table-columns>
        <table:table-row table:style-name="TableRow136">
          <table:table-cell table:style-name="TableCell137">
            <text:p text:style-name="P138">What</text:p>
          </table:table-cell>
          <table:table-cell table:style-name="TableCell139">
            <text:p text:style-name="P140">Retention Location and Timeframe.</text:p>
          </table:table-cell>
        </table:table-row>
        <table:table-row table:style-name="TableRow141">
          <table:table-cell table:style-name="TableCell142">
            <text:p text:style-name="P143">Site and process risk assessments, including their reviews and updates and details of any actions taken including associated training records. <text:s/></text:p>
          </table:table-cell>
          <table:table-cell table:style-name="TableCell144">
            <text:p text:style-name="P145">Retain locally until they are replaced and no longer need to be accessed locally. Then archive<text:s/>in accordance with local procedures.</text:p>
            <text:p text:style-name="P146">Risk assessments and associated documents should be kept for at least three years after they expire.</text:p>
          </table:table-cell>
        </table:table-row>
        <table:table-row table:style-name="TableRow147">
          <table:table-cell table:style-name="TableCell148">
            <text:p text:style-name="P149">Maintenance, examination and testing records.<text:s/>Records of local and site<text:s/>environmental<text:s/>inspections etc.</text:p>
          </table:table-cell>
          <table:table-cell table:style-name="TableCell150">
            <text:p text:style-name="P151">Keep the previous calendar year’s records locally until the current years' records are complete.<text:s/></text:p>
            <text:p text:style-name="P152"/>
            <text:p text:style-name="P153">Then archive the previous year’s records<text:s/>in accordance with local procedures.</text:p>
          </table:table-cell>
        </table:table-row>
        <table:table-row table:style-name="TableRow154">
          <table:table-cell table:style-name="TableCell155">
            <text:p text:style-name="P156">General health surveillance<text:s/>/<text:s/>health monitoring records.</text:p>
          </table:table-cell>
          <table:table-cell table:style-name="TableCell157">
            <text:p text:style-name="P158">Refer to JSP375 Chapter 39.<text:s/>Keep accessible locally while the process is still being carried out. <text:s/></text:p>
            <text:p text:style-name="P159"/>
            <text:p text:style-name="P160">When the process is no longer used, and there is no future plan to resurrect the process, send them to archive<text:s/>in accordance with local procedures. <text:s/></text:p>
            <text:p text:style-name="P161">Where health surveillance relates to named individuals, copies should also be placed on their occupational health record, which forms a medical-in-confidence part of their personnel record.</text:p>
          </table:table-cell>
        </table:table-row>
        <table:table-row table:style-name="TableRow162">
          <table:table-cell table:style-name="TableCell163">
            <text:p text:style-name="P164">Personnel and work records – people, places, tasks.</text:p>
          </table:table-cell>
          <table:table-cell table:style-name="TableCell165">
            <text:p text:style-name="P166">Retained locally while named individuals remain on site and then archived<text:s/>in accordance with local procedures.<text:s/></text:p>
            <text:p text:style-name="P167">Personnel records should be maintained and retained as defined by the relevant Personnel Policy leads.<text:s/></text:p>
          </table:table-cell>
        </table:table-row>
        <table:table-row table:style-name="TableRow168">
          <table:table-cell table:style-name="TableCell169">
            <text:p text:style-name="P170">Accident and incident investigations.</text:p>
          </table:table-cell>
          <table:table-cell table:style-name="TableCell171">
            <text:p text:style-name="P172">Retain via electronic reporting systems.<text:s/>Retain locally<text:s/>if deemed necessary during incident response.</text:p>
            <text:p text:style-name="P173"/>
            <text:p text:style-name="P174">See also relevant JSPs (e.g., JSP 832 Guide to Service Inquiries).</text:p>
          </table:table-cell>
        </table:table-row>
        <table:table-row table:style-name="TableRow175">
          <table:table-cell table:style-name="TableCell176">
            <text:p text:style-name="P177">Environmental Permits</text:p>
          </table:table-cell>
          <table:table-cell table:style-name="TableCell178">
            <text:p text:style-name="P179">Keep accessible locally while the<text:s/>permit<text:s/>is still<text:s/>active, including during surrender proceedings.<text:s text:c="2"/></text:p>
            <text:p text:style-name="P180"/>
            <text:soft-page-break/>
            <text:p text:style-name="P181">When the<text:s/>permit<text:s/>is no longer<text:s/>active, and there send them to archive<text:s/>in accordance with local procedures</text:p>
            <text:p text:style-name="P182"/>
            <text:p text:style-name="P183">All permit related documents to be retained, unless otherwise agreed in writing by the Environment Agency, for at least 6 years from the date when the records were made.</text:p>
          </table:table-cell>
        </table:table-row>
        <text:soft-page-break/>
        <table:table-row table:style-name="TableRow184">
          <table:table-cell table:style-name="TableCell185">
            <text:p text:style-name="P186">Written correspondence from Environmental Regulators (including Defence Regulators)</text:p>
          </table:table-cell>
          <table:table-cell table:style-name="TableCell187">
            <text:p text:style-name="P188">Keep accessible locally while the correspondence relates to an activity<text:s/>still<text:s/>active.<text:s/></text:p>
            <text:p text:style-name="P189"/>
            <text:p text:style-name="P190">When the<text:s/>related activity has ceased, and the<text:s/>regulator has confirmed this,<text:s/>send them to archive<text:s/>in accordance with local procedures</text:p>
            <text:p text:style-name="P191"/>
            <text:p text:style-name="P192">All<text:s/>written correspondence<text:s/><text:s/>related documents to be retained<text:s/>permanently.<text:s/></text:p>
          </table:table-cell>
        </table:table-row>
        <table:table-row table:style-name="TableRow193">
          <table:table-cell table:style-name="TableCell194">
            <text:p text:style-name="P195">Formal notices of Enforcement action and supporting documentation from Environmental regulators</text:p>
          </table:table-cell>
          <table:table-cell table:style-name="TableCell196">
            <text:p text:style-name="P197">Keep accessible locally while the enforcement action is<text:s/>still<text:s/>active, including during post enforcement activities.<text:s text:c="2"/></text:p>
            <text:p text:style-name="P198"/>
            <text:p text:style-name="P199">When the<text:s/>enforcement action is closed, and the<text:s/>regulator has confirmed this,<text:s/>send them to archive<text:s/>in accordance with local procedures</text:p>
            <text:p text:style-name="P200"/>
            <text:p text:style-name="P201">All<text:s/>enforcement<text:s/>related documents to be retained<text:s/>permanently.</text:p>
          </table:table-cell>
        </table:table-row>
        <table:table-row table:style-name="TableRow202">
          <table:table-cell table:style-name="TableCell203">
            <text:p text:style-name="P204">Contaminated land register</text:p>
          </table:table-cell>
          <table:table-cell table:style-name="TableCell205">
            <text:p text:style-name="P206">Retain centrally within TLB.<text:s/>Permanent record of potentially contaminated sites<text:s/>must be kept permanently.</text:p>
          </table:table-cell>
        </table:table-row>
        <table:table-row table:style-name="TableRow207">
          <table:table-cell table:style-name="TableCell208">
            <text:p text:style-name="P209">Contaminated land assessments</text:p>
            <text:p text:style-name="P210"/>
          </table:table-cell>
          <table:table-cell table:style-name="TableCell211">
            <text:p text:style-name="P212">Retain locally.<text:s/>Permanent record of potentially contaminated sites<text:s/>must be kept permanently.</text:p>
          </table:table-cell>
        </table:table-row>
        <table:table-row table:style-name="TableRow213">
          <table:table-cell table:style-name="TableCell214">
            <text:p text:style-name="P215">Environmental Case Reports</text:p>
          </table:table-cell>
          <table:table-cell table:style-name="TableCell216">
            <text:p text:style-name="P217">Retain locally. Keep accessible locally during full lifetime of the equipment, including during disposal/decommissioning. Retain permanently and archive when equipment lifetime ends</text:p>
            <text:p text:style-name="P218"/>
          </table:table-cell>
        </table:table-row>
        <table:table-row table:style-name="TableRow219">
          <table:table-cell table:style-name="TableCell220">
            <text:p text:style-name="P221">Environmental Management Systems and subsidiary documentation</text:p>
          </table:table-cell>
          <table:table-cell table:style-name="TableCell222">
            <text:p text:style-name="P223">Retain locally until superseded. Send outdated versions to archive<text:s/>in accordance with local procedures</text:p>
          </table:table-cell>
        </table:table-row>
        <table:table-row table:style-name="TableRow224">
          <table:table-cell table:style-name="TableCell225">
            <text:p text:style-name="P226">Waste Transfer Notes<text:s/></text:p>
          </table:table-cell>
          <table:table-cell table:style-name="TableCell227">
            <text:p text:style-name="P228">Retain locally. Waste Transfer Notes must be kept for two years<text:s/>from the date when the records were made.</text:p>
          </table:table-cell>
        </table:table-row>
        <table:table-row table:style-name="TableRow229">
          <table:table-cell table:style-name="TableCell230">
            <text:p text:style-name="P231">Consignment Notes</text:p>
          </table:table-cell>
          <table:table-cell table:style-name="TableCell232">
            <text:p text:style-name="P233">Retain locally.<text:s/>Must be kept for three years from<text:s/>the date when the records were made.</text:p>
          </table:table-cell>
        </table:table-row>
      </table:table>
      <text:p text:style-name="P234"/>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MingLiU" svg:font-family="PMingLiU" style:font-family-generic="roman" style:font-pitch="variable" svg:panose-1="2 1 6 1 0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4%"/>
      <style:text-properties style:font-name="Calibri" style:font-name-asian="Calibri" style:font-name-complex="Times New Roman"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Arial" style:font-name-asian="Calibri" style:font-name-complex="Arial" fo:color="#000000"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1" style:display-name="List 1" style:family="paragraph" style:parent-style-name="Default" style:list-style-name="LFO1">
      <style:paragraph-properties fo:margin-bottom="0.0833in"/>
      <style:text-properties style:font-name-asian="Calibri" fo:font-size="11pt" style:font-size-asian="11pt" style:font-size-complex="11pt" fo:hyphenate="false"/>
    </style:style>
    <style:style style:name="List1Char" style:display-name="List 1 Char" style:family="text" style:parent-style-name="DefaultParagraphFont">
      <style:text-properties style:font-name="Arial" style:font-name-complex="Arial"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weight="bold" style:font-weight-asian="bold" fo:font-size="12pt" style:font-size-asian="12pt" style:font-size-complex="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nks, Chris Mr (DSOP-Org Pol-BM2)</meta:initial-creator>
    <dc:creator>Banks, Chris Mr (DSOP-Org Pol-BM2)</dc:creator>
    <meta:creation-date>2023-08-18T11:21:00Z</meta:creation-date>
    <dc:date>2023-08-18T11:23:00Z</dc:date>
    <meta:template xlink:href="Normal" xlink:type="simple"/>
    <meta:editing-cycles>1</meta:editing-cycles>
    <meta:editing-duration>PT60S</meta:editing-duration>
    <meta:document-statistic meta:page-count="6" meta:paragraph-count="22" meta:word-count="1648" meta:character-count="11022" meta:row-count="78" meta:non-whitespace-character-count="9396"/>
  </office:meta>
</office:document-meta>
</file>